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0cm"/>
    </style:style>
    <style:style style:name="gr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9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1.05cm" fo:min-width="3.2cm"/>
    </style:style>
    <style:style style:name="gr5" style:family="graphic" style:parent-style-name="objectwithoutfill">
      <style:graphic-properties svg:stroke-color="#cc0000" draw:marker-start="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cc00"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/>
    </style:style>
    <style:style style:name="gr12" style:family="graphic" style:parent-style-name="standard">
      <style:graphic-properties svg:stroke-color="#cc66ff" draw:fill-color="#9933ff" draw:textarea-horizontal-align="justify" draw:textarea-vertical-align="middle" draw:auto-grow-height="false" fo:min-height="0.6cm" fo:min-width="1.163cm"/>
    </style:style>
    <style:style style:name="gr13" style:family="graphic" style:parent-style-name="standard">
      <style:graphic-properties draw:stroke="solid" svg:stroke-color="#729fcf" draw:fill-color="#99ffff" draw:textarea-horizontal-align="justify" draw:textarea-vertical-align="middle" draw:auto-grow-height="false" fo:min-height="5.05cm" fo:min-width="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 draw:shadow="hidden"/>
    </style:style>
    <style:style style:name="gr16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99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cm" svg:height="3cm" draw:transform="rotate (1.58406082911005) translate (7.364cm 11.5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2cm" svg:height="3cm" draw:transform="rotate (1.58406082911005) translate (7.352cm 10.6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6cm" svg:y1="8.7cm" svg:x2="8.9cm" svg:y2="8.7cm">
          <text:p/>
        </draw:line>
        <draw:custom-shape draw:style-name="gr3" draw:text-style-name="P1" draw:layer="layout" svg:width="3.4cm" svg:height="0.4cm" draw:transform="rotate (-0.667239373037433) translate (7.748cm 7.28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cm" svg:y1="8.8cm" svg:x2="8.8cm" svg:y2="14.9cm">
          <text:p/>
        </draw:line>
        <draw:custom-shape draw:style-name="gr4" draw:text-style-name="P3" draw:layer="layout" svg:width="3.7cm" svg:height="1.3cm" svg:x="7cm" svg:y="14.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9cm" svg:y1="14.8cm" svg:x2="8.9cm" svg:y2="4.7cm">
          <text:p/>
        </draw:line>
        <draw:line draw:style-name="gr6" draw:text-style-name="P2" draw:layer="layout" svg:x1="8.9cm" svg:y1="8.722cm" svg:x2="8.9cm" svg:y2="14.822cm">
          <text:p/>
        </draw:line>
        <draw:g>
          <draw:custom-shape draw:style-name="gr7" draw:text-style-name="P4" draw:layer="layout" svg:width="0.7cm" svg:height="1.2cm" svg:x="8.5cm" svg:y="11.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cm" svg:height="0.5cm" svg:x="8.5cm" svg:y="13.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" draw:text-style-name="P6" draw:layer="layout" svg:width="3cm" svg:height="0.962cm" svg:x="7.405cm" svg:y="15cm">
          <draw:text-box>
            <text:p>Sample</text:p>
          </draw:text-box>
        </draw:frame>
        <draw:frame draw:style-name="gr10" draw:text-style-name="P6" draw:layer="layout" svg:width="2.9cm" svg:height="1.673cm" svg:x="9.4cm" svg:y="7.3cm">
          <draw:text-box>
            <text:p>Dichroic Mirror</text:p>
          </draw:text-box>
        </draw:frame>
        <draw:custom-shape draw:style-name="gr11" draw:text-style-name="P7" draw:layer="layout" svg:width="0.1cm" svg:height="1.4cm" draw:transform="rotate (1.55002690869616) translate (7.4cm 6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1cm" svg:height="1.4cm" draw:transform="rotate (1.55002690869616) translate (9cm 6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9cm" svg:height="1.7cm" svg:x="13.6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5cm" svg:height="5.3cm" draw:transform="rotate (1.5707963267949) translate (17.3cm 16.2cm)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9.8cm" svg:y1="15.4cm" svg:x2="19.8cm" svg:y2="4.3cm">
          <text:p/>
        </draw:line>
        <draw:custom-shape draw:style-name="gr1" draw:text-style-name="P1" draw:layer="layout" svg:width="0.2cm" svg:height="3cm" draw:transform="rotate (1.5709708597201) translate (18.21cm 12.8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2cm" svg:height="3cm" draw:transform="rotate (1.5709708597201) translate (18.25cm 8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7" draw:layer="layout" svg:width="0.1cm" svg:height="1.4cm" draw:transform="rotate (1.5709708597201) translate (18.3cm 7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1cm" svg:height="1.4cm" draw:transform="rotate (1.5709708597201) translate (19.9cm 7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19.8cm" svg:y1="14.7cm" svg:x2="18.6cm" svg:y2="12.8cm">
          <text:p/>
        </draw:line>
        <draw:line draw:style-name="gr16" draw:text-style-name="P2" draw:layer="layout" svg:x1="19.8cm" svg:y1="14.7cm" svg:x2="20.7cm" svg:y2="12.9cm">
          <text:p/>
        </draw:line>
        <draw:line draw:style-name="gr16" draw:text-style-name="P2" draw:layer="layout" svg:x1="18.7cm" svg:y1="12.7cm" svg:x2="18.7cm" svg:y2="8.9cm">
          <text:p/>
        </draw:line>
        <draw:line draw:style-name="gr16" draw:text-style-name="P2" draw:layer="layout" svg:x1="20.7cm" svg:y1="12.7cm" svg:x2="20.7cm" svg:y2="8.9cm">
          <text:p/>
        </draw:line>
        <draw:line draw:style-name="gr16" draw:text-style-name="P2" draw:layer="layout" svg:x1="18.8cm" svg:y1="8.7cm" svg:x2="20.9cm" svg:y2="5cm">
          <text:p/>
        </draw:line>
        <draw:line draw:style-name="gr16" draw:text-style-name="P2" draw:layer="layout" svg:x1="20.8cm" svg:y1="8.8cm" svg:x2="18.8cm" svg:y2="4.9cm">
          <text:p/>
        </draw:line>
        <draw:line draw:style-name="gr2" draw:text-style-name="P2" draw:layer="layout" svg:x1="19.8cm" svg:y1="15.4cm" svg:x2="18.7cm" svg:y2="12.8cm">
          <text:p/>
        </draw:line>
        <draw:line draw:style-name="gr2" draw:text-style-name="P2" draw:layer="layout" svg:x1="19.8cm" svg:y1="15.4cm" svg:x2="20.8cm" svg:y2="12.7cm">
          <text:p/>
        </draw:line>
        <draw:line draw:style-name="gr2" draw:text-style-name="P2" draw:layer="layout" svg:x1="18.7cm" svg:y1="12.6cm" svg:x2="19cm" svg:y2="9cm">
          <text:p/>
        </draw:line>
        <draw:line draw:style-name="gr2" draw:text-style-name="P2" draw:layer="layout" svg:x1="20.7cm" svg:y1="12.6cm" svg:x2="20.4cm" svg:y2="9cm">
          <text:p/>
        </draw:line>
        <draw:line draw:style-name="gr2" draw:text-style-name="P2" draw:layer="layout" svg:x1="19.1cm" svg:y1="8.7cm" svg:x2="20.7cm" svg:y2="7.1cm">
          <text:p/>
        </draw:line>
        <draw:line draw:style-name="gr2" draw:text-style-name="P2" draw:layer="layout" svg:x1="20.5cm" svg:y1="8.7cm" svg:x2="18.9cm" svg:y2="7.1cm">
          <text:p/>
        </draw:line>
        <draw:frame draw:style-name="gr9" draw:text-style-name="P6" draw:layer="layout" svg:width="3cm" svg:height="0.962cm" svg:x="18.5cm" svg:y="15.1cm">
          <draw:text-box>
            <text:p>S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00:41.013000000</meta:creation-date>
    <dc:date>2016-09-28T15:22:17.320000000</dc:date>
    <meta:editing-duration>PT11M2S</meta:editing-duration>
    <meta:editing-cycles>2</meta:editing-cycles>
    <meta:generator>LibreOffice/5.1.5.2$Windows_x86 LibreOffice_project/7a864d8825610a8c07cfc3bc01dd4fce6a9447e5</meta:generator>
    <meta:document-statistic meta:object-count="35"/>
  </office:meta>
</office:document-meta>
</file>